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01c126" officeooo:paragraph-rsid="0001c126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1c126" officeooo:paragraph-rsid="0001c126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1c126" officeooo:paragraph-rsid="0002aecf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01c126" officeooo:paragraph-rsid="0001c126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раткое руководство пользователя</text:p>
      <text:p text:style-name="P4"><text:span text:style-name="T1"/></text:p>
      <text:p text:style-name="P2"><text:span text:style-name="T1">Инструкция к применению:</text:span></text:p>
      <text:p text:style-name="P2"><text:span text:style-name="T1"/></text:p>
      <text:p text:style-name="P2"><text:span text:style-name="T1">1) Запустите приложение.</text:span></text:p>
      <text:p text:style-name="P2"><text:span text:style-name="T1"/></text:p>
      <text:p text:style-name="P2"><text:span text:style-name="T1">2) Взаимодействуйте с овалом по средству нажатия кнопок.</text:span></text:p>
      <text:p text:style-name="P2"><text:span text:style-name="T1"/></text:p>
      <text:p text:style-name="P2"><text:span text:style-name="T1">3) Если надоело, то просто закройте окно на крестик(в правом верхнем углу).</text:span></text:p>
      <text:p text:style-name="P2"><text:span text:style-name="T1"/></text:p>
      <text:p text:style-name="P3">FAQ:</text:p>
      <text:p text:style-name="P3"/>
      <text:p text:style-name="P3">1) <text:span text:style-name="T1">Для чего же нужна эта программа?</text:span></text:p>
      <text:p text:style-name="P3"><text:span text:style-name="T1"/></text:p>
      <text:p text:style-name="P3"><text:span text:style-name="T1"><text:tab/>- Она нужна для демонстрации простейшего графического приложения и все.</text:span></text:p>
      <text:p text:style-name="P3"><text:span text:style-name="T1"/></text:p>
      <text:p text:style-name="P3"><text:span text:style-name="T1">2) Что можно делать в этой программе?</text:span></text:p>
      <text:p text:style-name="P3"><text:span text:style-name="T1"/></text:p>
      <text:p text:style-name="P3"><text:span text:style-name="T1"><text:tab/>- В ней можно взаимодействовать с овалом, а именно изменять его цвет(красный, <text:tab/>зеленый, синий и рандомный), изменять его размеры(есть ограничения), перемещать его <text:tab/>области(есть ограничения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20-12-22T15:42:31.612000000</dc:date>
    <meta:editing-duration>PT7M45S</meta:editing-duration>
    <meta:editing-cycles>2</meta:editing-cycles>
    <meta:document-statistic meta:table-count="0" meta:image-count="0" meta:object-count="0" meta:page-count="1" meta:paragraph-count="10" meta:word-count="78" meta:character-count="550" meta:non-whitespace-character-count="478"/>
  </office:meta>
</office:document-meta>
</file>